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Droid Serif', Times, serif"/>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0ebd86"/>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5">
      <style:text-properties officeooo:paragraph-rsid="000ebd86"/>
    </style:style>
    <style:style style:name="P7" style:family="paragraph" style:parent-style-name="Text_20_body" style:list-style-name="L6"/>
    <style:style style:name="P8" style:family="paragraph" style:parent-style-name="Text_20_body" style:list-style-name="L6">
      <style:text-properties officeooo:paragraph-rsid="000ebd86"/>
    </style:style>
    <style:style style:name="P9" style:family="paragraph" style:parent-style-name="Text_20_body" style:list-style-name="L7"/>
    <style:style style:name="P10" style:family="paragraph" style:parent-style-name="Text_20_body" style:list-style-name="L7">
      <style:text-properties officeooo:paragraph-rsid="00118c07"/>
    </style:style>
    <style:style style:name="P11" style:family="paragraph" style:parent-style-name="Text_20_body" style:list-style-name="L8"/>
    <style:style style:name="P12" style:family="paragraph" style:parent-style-name="Text_20_body" style:list-style-name="L9">
      <style:text-properties officeooo:rsid="00118c07" officeooo:paragraph-rsid="00118c07"/>
    </style:style>
    <style:style style:name="P13" style:family="paragraph" style:parent-style-name="Text_20_body" style:list-style-name="L11">
      <style:text-properties officeooo:rsid="00118c07" officeooo:paragraph-rsid="00118c07"/>
    </style:style>
    <style:style style:name="P14" style:family="paragraph" style:parent-style-name="Text_20_body" style:list-style-name="L12">
      <style:text-properties officeooo:rsid="00118c07" officeooo:paragraph-rsid="00118c07"/>
    </style:style>
    <style:style style:name="P15" style:family="paragraph" style:parent-style-name="Text_20_body" style:list-style-name="L9">
      <style:text-properties officeooo:paragraph-rsid="00118c07"/>
    </style:style>
    <style:style style:name="P16" style:family="paragraph" style:parent-style-name="Text_20_body">
      <style:text-properties fo:font-weight="bold" officeooo:rsid="00118c07" officeooo:paragraph-rsid="00118c07" style:font-weight-asian="bold" style:font-weight-complex="bold"/>
    </style:style>
    <style:style style:name="P17" style:family="paragraph" style:parent-style-name="Text_20_body" style:list-style-name="L9">
      <style:text-properties fo:font-weight="bold" officeooo:rsid="00118c07" officeooo:paragraph-rsid="00118c07" style:font-weight-asian="bold" style:font-weight-complex="bold"/>
    </style:style>
    <style:style style:name="P18" style:family="paragraph" style:parent-style-name="Text_20_body" style:list-style-name="L11">
      <style:text-properties officeooo:paragraph-rsid="00118c07"/>
    </style:style>
    <style:style style:name="P19" style:family="paragraph" style:parent-style-name="Text_20_body">
      <style:paragraph-properties fo:margin-left="0.4925in" fo:margin-right="0in" fo:text-indent="0in" style:auto-text-indent="false"/>
      <style:text-properties officeooo:rsid="00118c07" officeooo:paragraph-rsid="00118c07"/>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18c07" style:font-weight-asian="bold" style:font-weight-complex="bold"/>
    </style:style>
    <style:style style:name="T4" style:family="text">
      <style:text-properties fo:font-size="13pt" style:font-size-asian="13pt" style:font-size-complex="13pt"/>
    </style:style>
    <style:style style:name="T5" style:family="text">
      <style:text-properties fo:font-size="13pt" fo:font-weight="bold" style:font-size-asian="13pt" style:font-weight-asian="bold" style:font-size-complex="13pt" style:font-weight-complex="bold"/>
    </style:style>
    <style:style style:name="T6" style:family="text">
      <style:text-properties officeooo:rsid="00118c07"/>
    </style:style>
    <style:style style:name="T7" style:family="text">
      <style:text-properties officeooo:rsid="00127bd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a1"/>Introducing Customer Analytics</text:h>
      <text:list xml:id="list1850197418" text:style-name="L7">
        <text:list-item>
          <text:p text:style-name="P10">A simple statement that reveals in just a few words that the long-term viability of a company is not just about maximizing revenue and minimizing costs. Long-term viability is about understanding what it takes to attract customers by continuing to meet and exceed their physical and psychological needs.</text:p>
        </text:list-item>
        <text:list-item>
          <text:p text:style-name="P10">Good customer management comes from good customer measurement.</text:p>
        </text:list-item>
        <text:list-item>
          <text:p text:style-name="P9">Analytics are metrics plus the methods that drive meaningful decisions. You can think of metrics as “informational,” while analytics are “strategic.” Increasingly, decisions are made on numbers. If you know the numbers better, and can articulate what those numbers mean and how you can differentiate a product, organization, or brand, you can distinguish yourself from your competitors.</text:p>
        </text:list-item>
      </text:list>
      <text:p text:style-name="Text_20_body"><text:line-break/><text:bookmark text:name="a2"/><text:span text:style-name="T5">Defining Customer Analytics</text:span></text:p>
      <text:list xml:id="list566752688" text:style-name="L8">
        <text:list-item>
          <text:p text:style-name="P11"><text:span text:style-name="T4">Customer analytics is a new term and is broadly used, but it generally includes the following actions and activities:</text:span></text:p>
        </text:list-item>
      </text:list>
      <text:list xml:id="list3997761178" text:style-name="L2">
        <text:list-item>
          <text:list>
            <text:list-item>
              <text:p text:style-name="P2"><text:span text:style-name="T1">Gathering data: </text:span>Pull together customer purchase records, transactional data, surveys, and observational data at all phases of a customer’s journey.</text:p>
            </text:list-item>
          </text:list>
        </text:list-item>
      </text:list>
      <text:list xml:id="list1829247998" text:style-name="L3">
        <text:list-item>
          <text:list>
            <text:list-item>
              <text:p text:style-name="P3"><text:span text:style-name="T1">Using mathematical models to detect patterns: </text:span>There are many number crunching, statistical analysis, and advanced modeling techniques that help turn raw data into more meaningful chunks.</text:p>
            </text:list-item>
          </text:list>
        </text:list-item>
      </text:list>
      <text:list xml:id="list4268086688" text:style-name="L4">
        <text:list-item>
          <text:list>
            <text:list-item>
              <text:p text:style-name="P4"><text:span text:style-name="T1">Finding the insight: </text:span>From the patterns of the data come insights into causes of customer behavior.</text:p>
            </text:list-item>
            <text:list-item>
              <text:p text:style-name="P4"><text:span text:style-name="T1">Supporting decisions: </text:span>Understanding past behavior helps predict future customer behavior from data instead of relying on intuition.</text:p>
            </text:list-item>
            <text:list-item>
              <text:p text:style-name="P4"><text:span text:style-name="T1">Optimizing the customer experience: </text:span>Detect problems with features, purchases, and the product or service experience.</text:p>
            </text:list-item>
          </text:list>
        </text:list-item>
      </text:list>
      <text:list xml:id="list4184250044" text:style-name="L5">
        <text:list-item>
          <text:list>
            <text:list-item>
              <text:p text:style-name="P5"><text:span text:style-name="T1">Mapping the customer journey: </text:span>From considering, purchasing, and engaging with products and services, mapping the <text:span text:style-name="T6">touch-points</text:span> and pain points helps identify opportunities for improvement.</text:p>
            </text:list-item>
          </text:list>
        </text:list-item>
        <text:list-item>
          <text:p text:style-name="P6">Customer analytics is different from many of the other metrics within an organization. The four critical ingredients of customer analytics are:</text:p>
        </text:list-item>
      </text:list>
      <text:list xml:id="list2819845503" text:style-name="L6">
        <text:list-header>
          <text:p text:style-name="P7"/>
          <text:list>
            <text:list-item>
              <text:p text:style-name="P8"><text:span text:style-name="T1">Customer focused: </text:span>The first word in customer analytics is customer. This means that the metrics collected need to come from customer actions or attitudes, or are derived in some way that’s connected to customers.</text:p>
            </text:list-item>
            <text:list-item>
              <text:p text:style-name="P8"><text:soft-page-break/><text:span text:style-name="T1">At the individual customer level: </text:span>You need access to the lowest level of customer transaction data, not data rolled up at the product or company level.</text:p>
            </text:list-item>
            <text:list-item>
              <text:p text:style-name="P8"><text:span text:style-name="T1">Longitudinal: </text:span>Customer analytics involves looking at customer behavior over time.</text:p>
            </text:list-item>
            <text:list-item>
              <text:p text:style-name="P8"><text:span text:style-name="T1">Behavioral and attitudinal: </text:span>You need a mix of what customers do and what customers think. Although customer actions (purchasing, recommending) are ultimately what you care about, attitudes affect actions — so measuring and understanding customer attitudes helps to predict future behavior.</text:p>
            </text:list-item>
          </text:list>
        </text:list-header>
      </text:list>
      <text:h text:style-name="P1" text:outline-level="3"><text:bookmark text:name="a3"/>THE BENEFITS OF CUSTOMER ANALYTIC<text:span text:style-name="T6">S</text:span></text:h>
      <text:list xml:id="list1046677355" text:style-name="L9">
        <text:list-item>
          <text:p text:style-name="P15"><text:span text:style-name="T6">The benefit of customer analytics is that better decisions are made with data, which leads to a number of tangible benefits:</text:span></text:p>
          <text:list>
            <text:list-item>
              <text:p text:style-name="P12"><text:span text:style-name="T2">Streamlined campaigns:</text:span> You can target your marketing efforts, thus reduce costs.</text:p>
            </text:list-item>
            <text:list-item>
              <text:p text:style-name="P12"><text:span text:style-name="T2">Competitive pricing: </text:span>You can price your products according to demand and by what customers expect.</text:p>
            </text:list-item>
            <text:list-item>
              <text:p text:style-name="P12"><text:span text:style-name="T2">Customization: </text:span><text:s/>Customers can select from a combination of features or service that meets their needs.</text:p>
            </text:list-item>
            <text:list-item>
              <text:p text:style-name="P12"><text:span text:style-name="T2">Reduced waste:</text:span> Manage your inventory better by anticipating customer demands.</text:p>
            </text:list-item>
            <text:list-item>
              <text:p text:style-name="P12"><text:span text:style-name="T2">Faster delivery: </text:span>Knowing what products will sell when and where allows manufacturing efforts to anticipate demand and prevent a loss of sales.</text:p>
            </text:list-item>
            <text:list-item>
              <text:p text:style-name="P12"><text:span text:style-name="T2">Higher profitability: </text:span>More competitive prices, reduced costs, and higher sales are results of targeted marketing efforts.</text:p>
            </text:list-item>
            <text:list-item>
              <text:p text:style-name="P12"><text:span text:style-name="T2">Loyal customers:</text:span> Delivering the right features at the right price increases customer satisfaction and leads to loyal customers, which are essential for long-term growth.</text:p>
            </text:list-item>
          </text:list>
        </text:list-item>
        <text:list-item>
          <text:p text:style-name="P17">Multidisciplinary</text:p>
          <text:list>
            <text:list-item>
              <text:p text:style-name="P12"><text:span text:style-name="T2">Marketing:</text:span> This encompasses the messaging, advertising, and the customer demographics and segments.</text:p>
            </text:list-item>
            <text:list-item>
              <text:p text:style-name="P12"><text:span text:style-name="T2">Information Technology (IT):</text:span> The IT department usually has access to the databases of customer transactions and data.</text:p>
            </text:list-item>
            <text:list-item>
              <text:p text:style-name="P12"><text:span text:style-name="T2">Sales:</text:span> Front-line contact with customers, knowledge of pricing, revenue, transactions, and reasons for lost customers are included here.</text:p>
            </text:list-item>
            <text:list-item>
              <text:p text:style-name="P12"><text:span text:style-name="T2">Product development:</text:span> This includes product features, functions, and usability.</text:p>
            </text:list-item>
          </text:list>
        </text:list-item>
      </text:list>
      <text:p text:style-name="P16"/>
      <text:p text:style-name="P16"/>
      <text:p text:style-name="P16"/>
      <text:list xml:id="list92842806952549" text:continue-numbering="true" text:style-name="L9">
        <text:list-item>
          <text:p text:style-name="P17"><text:soft-page-break/>Multimetric</text:p>
          <text:list>
            <text:list-header>
              <text:p text:style-name="P15"><text:span text:style-name="T6">No single metric can define customer analytics. It requires a combination of both behavioral and attitudinal data. Some common ones include:</text:span></text:p>
            </text:list-header>
          </text:list>
        </text:list-item>
      </text:list>
      <text:list xml:id="list2239930213" text:style-name="L11">
        <text:list-item>
          <text:list>
            <text:list-item>
              <text:list>
                <text:list-item>
                  <text:p text:style-name="P13"><text:span text:style-name="T2">Revenue:</text:span> Simple enough, this is your top line and you’re probably tracking this for your accountant already.</text:p>
                </text:list-item>
                <text:list-item>
                  <text:p text:style-name="P13"><text:span text:style-name="T2">Transactions:</text:span> How many transactions are you completing in a given time frame? Digging deeper into the data, transactions become important for finding patterns.</text:p>
                </text:list-item>
                <text:list-item>
                  <text:p text:style-name="P13"><text:span text:style-name="T2">Customer Lifetime Revenue:</text:span> The total top line revenue a customer generates over some “lifetime,” which can be days, months or years.</text:p>
                </text:list-item>
                <text:list-item>
                  <text:p text:style-name="P13"><text:span text:style-name="T2">Future intent:</text:span> Will your existing customers buy from you again.</text:p>
                </text:list-item>
                <text:list-item>
                  <text:p text:style-name="P13"><text:span text:style-name="T2">Likelihood to recommend:</text:span> How likely will customers recommend your company and products </text:p>
                </text:list-item>
                <text:list-item>
                  <text:p text:style-name="P13"><text:span text:style-name="T2">Product usage:</text:span> Which features are your customers actually using.</text:p>
                </text:list-item>
                <text:list-item>
                  <text:p text:style-name="P13"><text:span text:style-name="T2">Website visits:</text:span> Are potential customers finding your website and doing what you expect — finding information or buying a product.</text:p>
                </text:list-item>
                <text:list-item>
                  <text:p text:style-name="P13"><text:span text:style-name="T2">Return rates:</text:span> How many products are being returned due to dissatisfaction.</text:p>
                </text:list-item>
                <text:list-item>
                  <text:p text:style-name="P13"><text:span text:style-name="T2">Abandonment rates:</text:span> Did a customer start a transaction and then quit before completing.</text:p>
                </text:list-item>
                <text:list-item>
                  <text:p text:style-name="P13"><text:span text:style-name="T2">Conversion rates:</text:span> How many potential customers do you convert into actual customers.</text:p>
                </text:list-item>
                <text:list-item>
                  <text:p text:style-name="P13"><text:span text:style-name="T2">Satisfaction:</text:span> Are customers satisfied with your product, company, and service.</text:p>
                </text:list-item>
                <text:list-item>
                  <text:p text:style-name="P13"><text:span text:style-name="T2">Usability:</text:span> Do customers have problems using your product.</text:p>
                </text:list-item>
                <text:list-item>
                  <text:p text:style-name="P13"><text:span text:style-name="T2">Findability:</text:span> Can customers find the features they’re looking for in your products, or find what they’re looking for in your website?</text:p>
                </text:list-item>
              </text:list>
            </text:list-item>
          </text:list>
        </text:list-item>
        <text:list-item>
          <text:p text:style-name="P18"><text:span text:style-name="T3">Multimethod</text:span></text:p>
        </text:list-item>
      </text:list>
      <text:p text:style-name="P19">No single method defines customer analytics. Some common methods, most of which are discussed throughout this book, include:</text:p>
      <text:list xml:id="list1883139903" text:style-name="L12">
        <text:list-item>
          <text:list>
            <text:list-item>
              <text:list>
                <text:list-item>
                  <text:p text:style-name="P14"><text:span text:style-name="T2">Surveys analysis:</text:span> This involves collecting, analyzing, and posing decision questions directly to your customers.</text:p>
                </text:list-item>
                <text:list-item>
                  <text:p text:style-name="P14"><text:span text:style-name="T2">Customer segmentation:</text:span> Not all customers have the same backgrounds, goals, or buying patterns; grouping your customers into similar patterns helps identify opportunities for better marketing and product development.</text:p>
                </text:list-item>
                <text:list-item>
                  <text:p text:style-name="P14"><text:span text:style-name="T2">Customer journey mapping:</text:span> Understanding the process customers go through as they engage with a service uncovers pain points and opportunities for improvement.</text:p>
                </text:list-item>
                <text:list-item>
                  <text:p text:style-name="P14"><text:soft-page-break/><text:span text:style-name="T2">Transactional analysis:</text:span> This examines the purchase frequency, amount, and the type of products purchased together for patterns and predictions.</text:p>
                </text:list-item>
                <text:list-item>
                  <text:p text:style-name="P14"><text:span text:style-name="T2">Factor analysis:</text:span> This statistical technique helps identify clusters of similar customers <text:s/>and similar response patterns from survey results.</text:p>
                </text:list-item>
                <text:list-item>
                  <text:p text:style-name="P14"><text:span text:style-name="T2">Cluster analysis:</text:span> Similar to factor analysis, this statistical technique groups customers together into clusters and identifies the best labels for customers to find items in website navigation.</text:p>
                </text:list-item>
                <text:list-item>
                  <text:p text:style-name="P14"><text:span text:style-name="T2">Regression analysis: </text:span>This statistical technique identifies the key variables that have the biggest impact on customer satisfaction.</text:p>
                </text:list-item>
                <text:list-item>
                  <text:p text:style-name="P14"><text:span text:style-name="T2">Neural networks/machine learning: </text:span>Advanced software programs can adapt to patterns learned from data mining and better predict customer needs.</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Droid Serif', Times, serif"/>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22:07:03.427258189</meta:creation-date>
    <dc:date>2020-12-09T09:28:42.262275795</dc:date>
    <meta:editing-duration>PT24M28S</meta:editing-duration>
    <meta:editing-cycles>2</meta:editing-cycles>
    <meta:generator>LibreOffice/6.4.6.2$Linux_X86_64 LibreOffice_project/40$Build-2</meta:generator>
    <meta:document-statistic meta:table-count="0" meta:image-count="0" meta:object-count="0" meta:page-count="4" meta:paragraph-count="57" meta:word-count="1027" meta:character-count="6888" meta:non-whitespace-character-count="5964"/>
  </office:meta>
</office:document-meta>
</file>